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7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202020" fo:font-style="normal"/>
    </style:style>
    <style:style style:name="T13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6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4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7"><text:span text:style-name="T2">Cliente: </text:span>GONZALO AMBROSIO OSCAR TEODORO</text:p>
          </table:table-cell>
          <table:covered-table-cell/>
          <table:covered-table-cell/>
          <table:covered-table-cell/>
          <table:table-cell table:style-name="Tabla1.E3" office:value-type="string">
            <text:p text:style-name="P16"><text:span text:style-name="T1">Dni</text:span>: 20068183</text:p>
          </table:table-cell>
          <table:table-cell table:style-name="Tabla1.F3" table:number-columns-spanned="3" office:value-type="string">
            <text:p text:style-name="P16"><text:span text:style-name="T1">Ruc</text:span>: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17"><text:span text:style-name="T6">Destino:</text:span><text:span text:style-name="T5"> HUANCAYO</text:span></text:p>
          </table:table-cell>
          <table:covered-table-cell/>
          <table:table-cell table:style-name="Tabla1.C4" table:number-columns-spanned="2" office:value-type="string">
            <text:p text:style-name="P17"><text:span text:style-name="T6">Telf.: </text:span><text:span text:style-name="T5">981823908</text:span></text:p>
          </table:table-cell>
          <table:covered-table-cell/>
          <table:table-cell table:style-name="Tabla1.C4" office:value-type="string">
            <text:p text:style-name="P19">Estatus Economico:</text:p>
          </table:table-cell>
          <table:table-cell table:style-name="Tabla1.F4" table:number-columns-spanned="3" office:value-type="string">
            <text:p text:style-name="P17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4">Consignatario(01): GONZALO AMBROSIO OSCAR TEODOR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1">DNI: 20068183</text:p>
          </table:table-cell>
          <table:covered-table-cell/>
          <table:table-cell table:style-name="Tabla1.G5" table:number-columns-spanned="2" office:value-type="string">
            <text:p text:style-name="P11">Cel: 981823908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4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1">DNI: 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23">Fecha envio:</text:p>
          </table:table-cell>
          <table:table-cell table:style-name="Tabla1.A7" office:value-type="string">
            <text:p text:style-name="P23">Tipo Documento:</text:p>
          </table:table-cell>
          <table:table-cell table:style-name="Tabla1.A7" office:value-type="string">
            <text:p text:style-name="P23">Vendedor:</text:p>
          </table:table-cell>
          <table:table-cell table:style-name="Tabla1.A7" office:value-type="string">
            <text:p text:style-name="P23">Tipo Transp.</text:p>
          </table:table-cell>
          <table:table-cell table:style-name="Tabla1.A7" office:value-type="string">
            <text:p text:style-name="P24">Pago en Destino (Terr.)</text:p>
          </table:table-cell>
          <table:table-cell table:style-name="Tabla1.A7" table:number-columns-spanned="2" office:value-type="string">
            <text:p text:style-name="P24">Pago Econof.</text:p>
          </table:table-cell>
          <table:covered-table-cell/>
          <table:table-cell table:style-name="Tabla1.H7" office:value-type="string">
            <text:p text:style-name="P23">Razón Social</text:p>
          </table:table-cell>
        </table:table-row>
        <table:table-row>
          <table:table-cell table:style-name="Tabla1.A8" office:value-type="string">
            <text:p text:style-name="P18"><text:span text:style-name="T7">20/07/2021</text:span></text:p>
          </table:table-cell>
          <table:table-cell table:style-name="Tabla1.A8" office:value-type="string">
            <text:p text:style-name="P18"><text:span text:style-name="T7">FACTURA</text:span> </text:p>
          </table:table-cell>
          <table:table-cell table:style-name="Tabla1.A8" office:value-type="string">
            <text:p text:style-name="P20">SuperAdmin</text:p>
          </table:table-cell>
          <table:table-cell table:style-name="Tabla1.A8" office:value-type="string">
            <text:p text:style-name="P15">TERRESTRE </text:p>
          </table:table-cell>
          <table:table-cell table:style-name="Tabla1.A8" office:value-type="string">
            <text:p text:style-name="P15">SI</text:p>
          </table:table-cell>
          <table:table-cell table:style-name="Tabla1.A8" table:number-columns-spanned="2" office:value-type="string">
            <text:p text:style-name="P21">NO</text:p>
          </table:table-cell>
          <table:covered-table-cell/>
          <table:table-cell table:style-name="Tabla1.H8" office:value-type="string">
            <text:p text:style-name="P21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">Cod - Descripcion</text:p>
            </table:table-cell>
            <table:table-cell table:style-name="Tableau1.A1" office:value-type="string">
              <text:p text:style-name="P6">Prec.Unit</text:p>
            </table:table-cell>
            <table:table-cell table:style-name="Tableau1.A1" office:value-type="string">
              <text:p text:style-name="P6">Cant</text:p>
            </table:table-cell>
            <table:table-cell table:style-name="Tableau1.D1" office:value-type="string">
              <text:p text:style-name="P5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1">P001 - Pollo BB Carne</text:p>
          </table:table-cell>
          <table:table-cell table:style-name="Tableau1.A2" office:value-type="string">
            <text:p text:style-name="P3">1.95</text:p>
          </table:table-cell>
          <table:table-cell table:style-name="Tableau1.A2" office:value-type="string">
            <text:p text:style-name="P3">1000</text:p>
          </table:table-cell>
          <table:table-cell table:style-name="Tableau1.D2" office:value-type="string">
            <text:p text:style-name="P2">1950</text:p>
            <text:p text:style-name="P1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0">Total (S/.)</text:p>
          </table:table-cell>
          <table:table-cell table:style-name="Tableau1.D2" office:value-type="string">
            <text:p text:style-name="P5">1950</text:p>
          </table:table-cell>
        </table:table-row>
      </table:table>
      <text:p text:style-name="P9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5">Depositado en: <text:span text:style-name="T9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4">Banco</text:p>
          </table:table-cell>
          <table:table-cell table:style-name="Tabla2.A2" office:value-type="string">
            <text:p text:style-name="P24">Fecha</text:p>
          </table:table-cell>
          <table:table-cell table:style-name="Tabla2.A2" office:value-type="string">
            <text:p text:style-name="P24">N°.Operacion</text:p>
          </table:table-cell>
          <table:table-cell table:style-name="Tabla2.A2" office:value-type="string">
            <text:p text:style-name="P24">Importe (S/.)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>14/07/2021</text:p>
          </table:table-cell>
          <table:table-cell table:style-name="Tabla2.A3" office:value-type="string">
            <text:p text:style-name="P12">425051</text:p>
          </table:table-cell>
          <table:table-cell table:style-name="Tabla2.A3" office:value-type="string">
            <text:p text:style-name="P13">1950.00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</table:table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bservación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17:36:26</dc:date>
    <meta:editing-duration>P9DT6H27M23S</meta:editing-duration>
    <meta:editing-cycles>78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